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96cm" fo:min-width="8.26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3.946cm"/>
      <style:paragraph-properties style:writing-mode="lr-tb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0.897cm" fo:min-width="8.266cm"/>
      <style:paragraph-properties style:writing-mode="lr-tb"/>
    </style:style>
    <style:style style:name="gr4" style:family="graphic" style:parent-style-name="objectwithoutfill">
      <style:graphic-properties svg:stroke-width="0.254cm" svg:stroke-color="#81d41a" draw:marker-start-width="0.584cm" draw:marker-end="Arrowheads_20_2" draw:marker-end-width="0.686cm" draw:fill="none" draw:textarea-vertical-align="middle" fo:padding-top="0.252cm" fo:padding-bottom="0.252cm" fo:padding-left="0.377cm" fo:padding-right="0.377cm"/>
    </style:style>
    <style:style style:name="gr5" style:family="graphic" style:parent-style-name="objectwithoutfill">
      <style:graphic-properties svg:stroke-width="0.254cm" svg:stroke-color="#ff0000" draw:marker-start-width="0.584cm" draw:marker-end="Arrowheads_20_2" draw:marker-end-width="0.686cm" draw:fill="none" draw:textarea-vertical-align="middle" fo:padding-top="0.252cm" fo:padding-bottom="0.252cm" fo:padding-left="0.377cm" fo:padding-right="0.377cm"/>
    </style:style>
    <style:style style:name="gr6" style:family="graphic" style:parent-style-name="standard">
      <style:graphic-properties draw:fill-color="#81d41a" draw:textarea-horizontal-align="justify" draw:textarea-vertical-align="middle" draw:auto-grow-height="false" fo:min-height="0.896cm" fo:min-width="8.266cm"/>
      <style:paragraph-properties style:writing-mode="lr-tb"/>
    </style:style>
    <style:style style:name="gr7" style:family="graphic" style:parent-style-name="objectwithoutfill">
      <style:graphic-properties svg:stroke-width="0.254cm" svg:stroke-color="#000000" draw:marker-start-width="0.584cm" draw:marker-end="Arrowheads_20_2" draw:marker-end-width="0.686cm" draw:fill="none" draw:fill-color="#000000" draw:textarea-vertical-align="middle" fo:padding-top="0.252cm" fo:padding-bottom="0.252cm" fo:padding-left="0.377cm" fo:padding-right="0.377cm"/>
    </style:style>
    <style:style style:name="gr8" style:family="graphic" style:parent-style-name="standard">
      <style:graphic-properties draw:textarea-horizontal-align="justify" draw:textarea-vertical-align="middle" draw:auto-grow-height="false" fo:min-height="0.897cm" fo:min-width="8.26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897cm" fo:min-width="8.268cm"/>
      <style:paragraph-properties style:writing-mode="lr-tb"/>
    </style:style>
    <style:style style:name="gr10" style:family="graphic" style:parent-style-name="standard">
      <style:graphic-properties draw:fill-color="#ffbf00" draw:textarea-horizontal-align="justify" draw:textarea-vertical-align="middle" draw:auto-grow-height="false" fo:min-height="0.897cm" fo:min-width="8.266cm"/>
      <style:paragraph-properties style:writing-mode="lr-tb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 fo:min-height="1.655cm" fo:min-width="1.40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81d41a"/>
      <style:paragraph-properties fo:text-align="center"/>
    </style:style>
    <style:style style:name="P5" style:family="paragraph">
      <loext:graphic-properties draw:fill="none" draw:fill-color="#000000"/>
      <style:paragraph-properties fo:text-align="center"/>
    </style:style>
    <style:style style:name="P6" style:family="paragraph">
      <loext:graphic-properties draw:fill-color="#ffbf00"/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8.89cm" svg:height="1.27cm" svg:x="8.63cm" svg:y="2.307cm">
          <text:p text:style-name="P1">Deal user &amp; computer [2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8.89cm" svg:height="2.54cm" svg:x="8.63cm" svg:y="4.847cm">
          <text:p text:style-name="P1">Computer Blackjack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2" draw:id="id2" draw:layer="layout" svg:width="8.89cm" svg:height="1.271cm" svg:x="9.948cm" svg:y="48.027cm">
          <text:p text:style-name="P1">User Lose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line-skew="-1.674cm" svg:x1="8.63cm" svg:y1="6.117cm" svg:x2="9.948cm" svg:y2="48.662cm" draw:start-shape="id1" draw:start-glue-point="5" draw:end-shape="id2" draw:end-glue-point="3" svg:d="M8630 6117h-2175v42545h3493" svg:viewBox="0 0 3494 42546">
          <text:p/>
        </draw:connector>
        <draw:connector draw:style-name="gr5" draw:text-style-name="P3" draw:layer="measurelines" svg:x1="17.52cm" svg:y1="6.117cm" svg:x2="20.06cm" svg:y2="6.117cm" draw:start-shape="id1" draw:start-glue-point="7" draw:end-shape="id3" draw:end-glue-point="5" svg:d="M17520 6117h2540" svg:viewBox="0 0 2541 1">
          <text:p/>
        </draw:connector>
        <draw:custom-shape draw:style-name="gr6" draw:text-style-name="P4" xml:id="id4" draw:id="id4" draw:layer="measurelines" svg:width="8.89cm" svg:height="1.27cm" svg:x="69.638cm" svg:y="48.148cm">
          <text:p text:style-name="P1">User W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measurelines" svg:width="8.89cm" svg:height="2.54cm" svg:x="20.06cm" svg:y="4.847cm">
          <text:p text:style-name="P1">User Blackjack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measurelines" draw:line-skew="1.72cm" svg:x1="28.95cm" svg:y1="6.117cm" svg:x2="78.528cm" svg:y2="48.783cm" draw:start-shape="id3" draw:start-glue-point="7" draw:end-shape="id4" draw:end-glue-point="1" svg:d="M28950 6117h51800v42666h-2222" svg:viewBox="0 0 51801 42667">
          <text:p/>
        </draw:connector>
        <draw:connector draw:style-name="gr7" draw:text-style-name="P5" draw:layer="measurelines" svg:x1="13.075cm" svg:y1="3.577cm" svg:x2="13.075cm" svg:y2="4.847cm" draw:start-shape="id5" draw:start-glue-point="2" draw:end-shape="id1" draw:end-glue-point="4" svg:d="M13075 3577v1270" svg:viewBox="0 0 1 1271">
          <text:p/>
        </draw:connector>
        <draw:custom-shape draw:style-name="gr1" draw:text-style-name="P1" xml:id="id6" draw:id="id6" draw:layer="measurelines" svg:width="8.89cm" svg:height="1.27cm" svg:x="20.06cm" svg:y="8.657cm">
          <text:p text:style-name="P1">Calculate scores (Ace=1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measurelines" svg:x1="24.505cm" svg:y1="7.387cm" svg:x2="24.505cm" svg:y2="8.657cm" draw:start-shape="id3" draw:start-glue-point="6" draw:end-shape="id6" draw:end-glue-point="0" svg:d="M24505 7387v1270" svg:viewBox="0 0 1 1271">
          <text:p/>
        </draw:connector>
        <draw:custom-shape draw:style-name="gr2" draw:text-style-name="P1" xml:id="id7" draw:id="id7" draw:layer="measurelines" svg:width="8.89cm" svg:height="2.54cm" svg:x="20.06cm" svg:y="11.197cm">
          <text:p text:style-name="P1">Total&gt;21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8" draw:id="id8" draw:layer="measurelines" svg:width="8.89cm" svg:height="1.27cm" svg:x="31.172cm" svg:y="11.832cm">
          <text:p text:style-name="P1">Calculate scores (Ace=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measurelines" svg:x1="24.505cm" svg:y1="9.927cm" svg:x2="24.505cm" svg:y2="11.197cm" draw:start-shape="id6" draw:start-glue-point="2" draw:end-shape="id7" draw:end-glue-point="4" svg:d="M24505 9927v1270" svg:viewBox="0 0 1 1271">
          <text:p/>
        </draw:connector>
        <draw:connector draw:style-name="gr4" draw:text-style-name="P3" draw:layer="measurelines" svg:x1="28.95cm" svg:y1="12.467cm" svg:x2="31.172cm" svg:y2="12.467cm" draw:end-shape="id8" draw:end-glue-point="3" svg:d="M28950 12467h2222" svg:viewBox="0 0 2223 1">
          <text:p/>
        </draw:connector>
        <draw:custom-shape draw:style-name="gr8" draw:text-style-name="P1" xml:id="id9" draw:id="id9" draw:layer="measurelines" svg:width="8.89cm" svg:height="1.271cm" svg:x="20.06cm" svg:y="15.006cm">
          <text:p text:style-name="P1">Reveal Computer 1<text:span text:style-name="T1">st</text:span> c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measurelines" svg:x1="24.505cm" svg:y1="13.737cm" svg:x2="24.505cm" svg:y2="15.006cm" draw:start-shape="id7" draw:start-glue-point="6" draw:end-shape="id9" draw:end-glue-point="0" svg:d="M24505 13737v1269" svg:viewBox="0 0 1 1270">
          <text:p/>
        </draw:connector>
        <draw:connector draw:style-name="gr7" draw:text-style-name="P5" draw:layer="measurelines" svg:x1="35.617cm" svg:y1="13.102cm" svg:x2="28.95cm" svg:y2="15.641cm" draw:start-shape="id8" draw:start-glue-point="2" draw:end-shape="id9" draw:end-glue-point="1" svg:d="M35617 13102v2539h-6667" svg:viewBox="0 0 6668 2540">
          <text:p/>
        </draw:connector>
        <draw:custom-shape draw:style-name="gr2" draw:text-style-name="P1" xml:id="id10" draw:id="id10" draw:layer="measurelines" svg:width="8.89cm" svg:height="2.54cm" svg:x="20.06cm" svg:y="17.547cm">
          <text:p text:style-name="P1">Cmp Blackjack or user&gt;21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measurelines" svg:x1="20.06cm" svg:y1="18.817cm" svg:x2="14.393cm" svg:y2="48.027cm" draw:start-shape="id10" draw:start-glue-point="5" draw:end-shape="id2" draw:end-glue-point="0" svg:d="M20060 18817h-5667v29210" svg:viewBox="0 0 5668 29211">
          <text:p/>
        </draw:connector>
        <draw:connector draw:style-name="gr7" draw:text-style-name="P5" draw:layer="measurelines" svg:x1="24.505cm" svg:y1="16.277cm" svg:x2="24.505cm" svg:y2="17.547cm" draw:start-shape="id9" draw:start-glue-point="2" draw:end-shape="id10" draw:end-glue-point="4" svg:d="M24505 16277v1270" svg:viewBox="0 0 1 1271">
          <text:p/>
        </draw:connector>
        <draw:connector draw:style-name="gr5" draw:text-style-name="P3" draw:layer="measurelines" svg:x1="28.95cm" svg:y1="18.817cm" svg:x2="30.26cm" svg:y2="18.854cm" draw:start-shape="id10" draw:start-glue-point="7" draw:end-shape="id11" draw:end-glue-point="5" svg:d="M28950 18817h656v37h654" svg:viewBox="0 0 1311 38">
          <text:p/>
        </draw:connector>
        <draw:custom-shape draw:style-name="gr2" draw:text-style-name="P1" xml:id="id11" draw:id="id11" draw:layer="measurelines" svg:width="8.89cm" svg:height="2.54cm" svg:x="30.26cm" svg:y="17.584cm">
          <text:p text:style-name="P1">User Blackjack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4" draw:text-style-name="P3" draw:layer="measurelines" svg:x1="39.15cm" svg:y1="18.854cm" svg:x2="74.083cm" svg:y2="48.148cm" draw:start-shape="id11" draw:start-glue-point="7" draw:end-shape="id4" draw:end-glue-point="0" svg:d="M39150 18854h34933v29294" svg:viewBox="0 0 34934 29295">
          <text:p/>
        </draw:connector>
        <draw:custom-shape draw:style-name="gr9" draw:text-style-name="P1" xml:id="id13" draw:id="id13" draw:layer="measurelines" svg:width="8.89cm" svg:height="1.269cm" svg:x="36.665cm" svg:y="27.759cm">
          <text:p text:style-name="P1">Draw Cc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measurelines" svg:x1="34.705cm" svg:y1="20.124cm" svg:x2="52.54cm" svg:y2="23.897cm" draw:start-shape="id11" draw:start-glue-point="6" draw:end-shape="id12" draw:end-glue-point="4" svg:d="M34705 20124v1887h17835v1886" svg:viewBox="0 0 17836 3774">
          <text:p/>
        </draw:connector>
        <draw:connector draw:style-name="gr7" draw:text-style-name="P5" draw:layer="measurelines" svg:x1="41.11cm" svg:y1="29.028cm" svg:x2="41.11cm" svg:y2="30.299cm" draw:start-shape="id13" draw:start-glue-point="2" draw:end-shape="id14" draw:end-glue-point="0" svg:d="M41110 29028v1271" svg:viewBox="0 0 1 1272">
          <text:p/>
        </draw:connector>
        <draw:custom-shape draw:style-name="gr2" draw:text-style-name="P1" xml:id="id12" draw:id="id12" draw:layer="measurelines" svg:width="8.89cm" svg:height="2.54cm" svg:x="48.095cm" svg:y="23.897cm">
          <text:p text:style-name="P1">User another car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5" draw:id="id15" draw:layer="measurelines" svg:width="8.89cm" svg:height="1.27cm" svg:x="59.525cm" svg:y="24.532cm">
          <text:p text:style-name="P1">Calculate Uscore (Ace=1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measurelines" svg:x1="56.985cm" svg:y1="25.167cm" svg:x2="59.525cm" svg:y2="25.167cm" draw:start-shape="id12" draw:start-glue-point="7" draw:end-shape="id15" draw:end-glue-point="3" svg:d="M56985 25167h2540" svg:viewBox="0 0 2541 1">
          <text:p/>
        </draw:connector>
        <draw:custom-shape draw:style-name="gr2" draw:text-style-name="P1" xml:id="id16" draw:id="id16" draw:layer="measurelines" svg:width="8.89cm" svg:height="2.54cm" svg:x="59.525cm" svg:y="26.437cm">
          <text:p text:style-name="P1">Total&gt;21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7" draw:id="id17" draw:layer="measurelines" svg:width="8.89cm" svg:height="1.27cm" svg:x="59.525cm" svg:y="30.247cm">
          <text:p text:style-name="P1">Calculate Uscore (Ace=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measurelines" svg:x1="63.97cm" svg:y1="25.802cm" svg:x2="63.97cm" svg:y2="26.437cm" draw:end-shape="id16" draw:end-glue-point="4" svg:d="M63970 25802v635" svg:viewBox="0 0 1 636">
          <text:p/>
        </draw:connector>
        <draw:connector draw:style-name="gr4" draw:text-style-name="P3" draw:layer="measurelines" svg:x1="63.97cm" svg:y1="28.977cm" svg:x2="63.97cm" svg:y2="30.247cm" draw:start-shape="id16" draw:start-glue-point="6" draw:end-shape="id17" draw:end-glue-point="0" svg:d="M63970 28977v1270" svg:viewBox="0 0 1 1271">
          <text:p/>
        </draw:connector>
        <draw:connector draw:style-name="gr5" draw:text-style-name="P3" draw:layer="measurelines" svg:x1="59.525cm" svg:y1="27.707cm" svg:x2="52.54cm" svg:y2="26.437cm" draw:start-shape="id16" draw:start-glue-point="5" draw:end-shape="id12" draw:end-glue-point="6" svg:d="M59525 27707h-6985v-1270" svg:viewBox="0 0 6986 1271">
          <text:p/>
        </draw:connector>
        <draw:connector draw:style-name="gr5" draw:text-style-name="P3" draw:layer="measurelines" svg:x1="48.095cm" svg:y1="25.167cm" svg:x2="45.508cm" svg:y2="25.219cm" draw:start-shape="id12" draw:start-glue-point="5" draw:end-shape="id18" draw:end-glue-point="7" svg:d="M48095 25167h-1293v52h-1294" svg:viewBox="0 0 2588 53">
          <text:p/>
        </draw:connector>
        <draw:custom-shape draw:style-name="gr2" draw:text-style-name="P1" xml:id="id18" draw:id="id18" draw:layer="measurelines" svg:width="8.89cm" svg:height="2.54cm" svg:x="36.618cm" svg:y="23.949cm">
          <text:p text:style-name="P1">Cscore&lt;=16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measurelines" svg:x1="41.063cm" svg:y1="26.489cm" svg:x2="41.11cm" svg:y2="27.759cm" draw:start-shape="id18" draw:start-glue-point="6" draw:end-shape="id13" draw:end-glue-point="0" svg:d="M41063 26489v635h47v635" svg:viewBox="0 0 48 1271">
          <text:p/>
        </draw:connector>
        <draw:custom-shape draw:style-name="gr1" draw:text-style-name="P1" xml:id="id14" draw:id="id14" draw:layer="measurelines" svg:width="8.89cm" svg:height="1.27cm" svg:x="36.665cm" svg:y="30.299cm">
          <text:p text:style-name="P1">Calculate Cscore (Ace=1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9" draw:id="id19" draw:layer="measurelines" svg:width="8.89cm" svg:height="2.54cm" svg:x="36.665cm" svg:y="32.204cm">
          <text:p text:style-name="P1">Total&gt;21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0" draw:id="id20" draw:layer="measurelines" svg:width="8.89cm" svg:height="1.27cm" svg:x="36.665cm" svg:y="36.014cm">
          <text:p text:style-name="P1">Calculate Cscore (Ace=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measurelines" draw:line-skew="1.085cm" svg:x1="45.555cm" svg:y1="33.474cm" svg:x2="45.508cm" svg:y2="25.219cm" draw:start-shape="id19" draw:start-glue-point="7" draw:end-shape="id18" draw:end-glue-point="7" svg:d="M45555 33474h1587v-8255h-1634" svg:viewBox="0 0 1635 8256">
          <text:p/>
        </draw:connector>
        <draw:connector draw:style-name="gr7" draw:text-style-name="P5" draw:layer="measurelines" svg:x1="41.11cm" svg:y1="31.569cm" svg:x2="41.11cm" svg:y2="32.204cm" draw:start-shape="id14" draw:start-glue-point="2" draw:end-shape="id19" draw:end-glue-point="4" svg:d="M41110 31569v635" svg:viewBox="0 0 1 636">
          <text:p/>
        </draw:connector>
        <draw:connector draw:style-name="gr4" draw:text-style-name="P3" draw:layer="measurelines" svg:x1="41.11cm" svg:y1="34.744cm" svg:x2="41.11cm" svg:y2="36.014cm" draw:start-shape="id19" draw:start-glue-point="6" draw:end-shape="id20" draw:end-glue-point="0" svg:d="M41110 34744v1270" svg:viewBox="0 0 1 1271">
          <text:p/>
        </draw:connector>
        <draw:custom-shape draw:style-name="gr2" draw:text-style-name="P1" xml:id="id21" draw:id="id21" draw:layer="measurelines" svg:width="8.89cm" svg:height="2.54cm" svg:x="59.526cm" svg:y="32.787cm">
          <text:p text:style-name="P1">Total&gt;21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5" draw:layer="measurelines" svg:x1="63.97cm" svg:y1="31.517cm" svg:x2="63.971cm" svg:y2="32.787cm" draw:start-shape="id17" draw:start-glue-point="2" draw:end-shape="id21" draw:end-glue-point="4" svg:d="M63970 31517v636h1v634" svg:viewBox="0 0 2 1271">
          <text:p/>
        </draw:connector>
        <draw:connector draw:style-name="gr4" draw:text-style-name="P3" draw:layer="measurelines" svg:x1="63.971cm" svg:y1="35.327cm" svg:x2="14.393cm" svg:y2="48.027cm" draw:start-shape="id21" draw:start-glue-point="6" draw:end-shape="id2" draw:end-glue-point="0" svg:d="M63971 35327v6350h-49578v6350" svg:viewBox="0 0 49579 12701">
          <text:p/>
        </draw:connector>
        <draw:connector draw:style-name="gr5" draw:text-style-name="P3" draw:layer="measurelines" svg:x1="59.526cm" svg:y1="34.057cm" svg:x2="52.54cm" svg:y2="26.437cm" draw:start-shape="id21" draw:start-glue-point="5" draw:end-shape="id12" draw:end-glue-point="6" svg:d="M59526 34057h-6986v-7620" svg:viewBox="0 0 6987 7621">
          <text:p/>
        </draw:connector>
        <draw:custom-shape draw:style-name="gr2" draw:text-style-name="P1" xml:id="id22" draw:id="id22" draw:layer="measurelines" svg:width="8.89cm" svg:height="2.54cm" svg:x="36.665cm" svg:y="38.502cm">
          <text:p text:style-name="P1">Total&gt;21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5" draw:layer="measurelines" svg:x1="41.109cm" svg:y1="37.232cm" svg:x2="41.11cm" svg:y2="38.502cm" draw:end-shape="id22" draw:end-glue-point="4" svg:d="M41109 37232v385h1v885" svg:viewBox="0 0 2 1271">
          <text:p/>
        </draw:connector>
        <draw:connector draw:style-name="gr5" draw:text-style-name="P3" draw:layer="measurelines" draw:line-skew="1.085cm" svg:x1="45.555cm" svg:y1="39.772cm" svg:x2="45.508cm" svg:y2="25.219cm" draw:start-shape="id22" draw:start-glue-point="7" draw:end-shape="id18" draw:end-glue-point="7" svg:d="M45555 39772h1587v-14553h-1634" svg:viewBox="0 0 1635 14554">
          <text:p/>
        </draw:connector>
        <draw:connector draw:style-name="gr4" draw:text-style-name="P3" draw:layer="measurelines" svg:x1="41.11cm" svg:y1="41.042cm" svg:x2="74.083cm" svg:y2="48.148cm" draw:start-shape="id22" draw:start-glue-point="6" draw:end-shape="id4" draw:end-glue-point="0" svg:d="M41110 41042v3554h32973v3552" svg:viewBox="0 0 32974 7107">
          <text:p/>
        </draw:connector>
        <draw:custom-shape draw:style-name="gr2" draw:text-style-name="P1" xml:id="id23" draw:id="id23" draw:layer="measurelines" svg:width="8.89cm" svg:height="2.54cm" svg:x="20.108cm" svg:y="23.897cm">
          <text:p text:style-name="P1">Cscore&gt;Uscor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measurelines" svg:x1="20.108cm" svg:y1="25.167cm" svg:x2="14.393cm" svg:y2="48.027cm" draw:start-shape="id23" draw:start-glue-point="5" draw:end-shape="id2" draw:end-glue-point="0" svg:d="M20108 25167h-5715v22860" svg:viewBox="0 0 5716 22861">
          <text:p/>
        </draw:connector>
        <draw:connector draw:style-name="gr5" draw:text-style-name="P3" draw:layer="measurelines" svg:x1="36.618cm" svg:y1="25.219cm" svg:x2="28.998cm" svg:y2="25.167cm" draw:start-shape="id18" draw:start-glue-point="5" draw:end-shape="id23" draw:end-glue-point="7" svg:d="M36618 25219h-3809v-52h-3811" svg:viewBox="0 0 7621 53">
          <text:p/>
        </draw:connector>
        <draw:custom-shape draw:style-name="gr2" draw:text-style-name="P1" xml:id="id24" draw:id="id24" draw:layer="measurelines" svg:width="8.89cm" svg:height="2.54cm" svg:x="20.108cm" svg:y="28.977cm">
          <text:p text:style-name="P1">Cscore=Uscor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measurelines" svg:x1="24.553cm" svg:y1="26.437cm" svg:x2="24.553cm" svg:y2="28.977cm" draw:start-shape="id23" draw:start-glue-point="6" draw:end-shape="id24" draw:end-glue-point="4" svg:d="M24553 26437v2540" svg:viewBox="0 0 1 2541">
          <text:p/>
        </draw:connector>
        <draw:custom-shape draw:style-name="gr10" draw:text-style-name="P6" xml:id="id25" draw:id="id25" draw:layer="measurelines" svg:width="8.89cm" svg:height="1.271cm" svg:x="22.648cm" svg:y="48.027cm">
          <text:p text:style-name="P1">DRAW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measurelines" svg:x1="20.108cm" svg:y1="30.247cm" svg:x2="22.648cm" svg:y2="48.662cm" draw:start-shape="id24" draw:start-glue-point="5" draw:end-shape="id25" draw:end-glue-point="3" svg:d="M20108 30247h-501v18415h3041" svg:viewBox="0 0 3042 18416">
          <text:p/>
        </draw:connector>
        <draw:connector draw:style-name="gr5" draw:text-style-name="P3" draw:layer="measurelines" draw:line-skew="-15.717cm" svg:x1="28.998cm" svg:y1="30.247cm" svg:x2="69.638cm" svg:y2="48.783cm" draw:start-shape="id24" draw:start-glue-point="7" draw:end-shape="id4" draw:end-glue-point="3" svg:d="M28998 30247h4604v18536h36036" svg:viewBox="0 0 40641 18537">
          <text:p/>
        </draw:connector>
        <draw:custom-shape draw:style-name="gr1" draw:text-style-name="P1" xml:id="id26" draw:id="id26" draw:layer="measurelines" svg:width="8.89cm" svg:height="1.27cm" svg:x="22.648cm" svg:y="51.837cm">
          <text:p text:style-name="P1">Print hands &amp; sco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7" draw:id="id27" draw:layer="measurelines" svg:width="8.89cm" svg:height="2.54cm" svg:x="22.648cm" svg:y="54.377cm">
          <text:p text:style-name="P1">Play agai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5" draw:layer="measurelines" svg:x1="27.093cm" svg:y1="53.107cm" svg:x2="27.093cm" svg:y2="54.377cm" draw:start-shape="id26" draw:start-glue-point="2" draw:end-shape="id27" draw:end-glue-point="4" svg:d="M27093 53107v1270" svg:viewBox="0 0 1 1271">
          <text:p/>
        </draw:connector>
        <draw:connector draw:style-name="gr7" draw:text-style-name="P5" draw:layer="measurelines" svg:x1="74.083cm" svg:y1="49.418cm" svg:x2="31.538cm" svg:y2="52.472cm" draw:start-shape="id4" draw:start-glue-point="2" draw:end-shape="id26" draw:end-glue-point="1" svg:d="M74083 49418v3054h-42545" svg:viewBox="0 0 42546 3055">
          <text:p/>
        </draw:connector>
        <draw:connector draw:style-name="gr7" draw:text-style-name="P5" draw:layer="measurelines" svg:x1="14.393cm" svg:y1="49.298cm" svg:x2="22.648cm" svg:y2="52.472cm" draw:start-shape="id2" draw:start-glue-point="2" draw:end-shape="id26" draw:end-glue-point="3" svg:d="M14393 49298v3174h8255" svg:viewBox="0 0 8256 3175">
          <text:p/>
        </draw:connector>
        <draw:connector draw:style-name="gr7" draw:text-style-name="P5" draw:layer="measurelines" svg:x1="27.093cm" svg:y1="49.298cm" svg:x2="27.093cm" svg:y2="51.837cm" draw:start-shape="id25" draw:start-glue-point="2" draw:end-shape="id26" draw:end-glue-point="0" svg:d="M27093 49298v2539" svg:viewBox="0 0 1 2540">
          <text:p/>
        </draw:connector>
        <draw:connector draw:style-name="gr5" draw:text-style-name="P3" draw:layer="measurelines" svg:x1="31.538cm" svg:y1="55.647cm" svg:x2="34.078cm" svg:y2="55.724cm" draw:start-shape="id27" draw:start-glue-point="7" draw:end-shape="id28" draw:end-glue-point="6" svg:d="M31538 55647h1270v77h1270" svg:viewBox="0 0 2541 78">
          <text:p/>
        </draw:connector>
        <draw:custom-shape draw:style-name="gr11" draw:text-style-name="P2" xml:id="id28" draw:id="id28" draw:layer="measurelines" svg:width="2.693cm" svg:height="2.693cm" svg:x="34.078cm" svg:y="54.377cm">
          <text:p text:style-name="P1">EN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3" draw:layer="measurelines" svg:x1="22.648cm" svg:y1="55.647cm" svg:x2="18.838cm" svg:y2="55.647cm" draw:start-shape="id27" draw:start-glue-point="5" draw:end-shape="id29" draw:end-glue-point="1" svg:d="M22648 55647h-3810" svg:viewBox="0 0 3811 1">
          <text:p/>
        </draw:connector>
        <draw:custom-shape draw:style-name="gr1" draw:text-style-name="P1" xml:id="id29" draw:id="id29" draw:layer="measurelines" svg:width="8.89cm" svg:height="1.27cm" svg:x="9.948cm" svg:y="55.012cm">
          <text:p text:style-name="P1">Clear scre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measurelines" draw:line-skew="-2.991cm" svg:x1="9.948cm" svg:y1="55.647cm" svg:x2="8.63cm" svg:y2="2.942cm" draw:start-shape="id29" draw:start-glue-point="3" draw:end-shape="id5" draw:end-glue-point="3" svg:d="M9948 55647h-4810v-52705h3492" svg:viewBox="0 0 4811 5270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9T15:03:07.024881497</meta:creation-date>
    <dc:date>2021-10-29T22:03:50.835757181</dc:date>
    <meta:editing-duration>PT28M46S</meta:editing-duration>
    <meta:editing-cycles>6</meta:editing-cycles>
    <meta:generator>LibreOffice/7.0.6.2$Linux_X86_64 LibreOffice_project/00$Build-2</meta:generator>
    <meta:document-statistic meta:object-count="71"/>
  </office:meta>
</office:document-meta>
</file>